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/>
    <style:font-face style:name="F" svg:font-family="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language="en" fo:country="US"/>
    </style:style>
    <style:style style:name="P2" style:family="paragraph" style:parent-style-name="Standard">
      <style:text-properties style:font-name="Times New Roman1" fo:language="en" fo:country="US"/>
    </style:style>
    <style:style style:name="P3" style:family="paragraph" style:parent-style-name="Standard">
      <style:text-properties style:font-name="Times New Roman1" fo:language="en" fo:country="US" officeooo:paragraph-rsid="001d3ef8"/>
    </style:style>
    <style:style style:name="P4" style:family="paragraph" style:parent-style-name="Standard">
      <style:text-properties style:font-name="Times New Roman1" fo:language="en" fo:country="US" officeooo:paragraph-rsid="00208879"/>
    </style:style>
    <style:style style:name="P5" style:family="paragraph" style:parent-style-name="Standard">
      <style:text-properties style:font-name="Times New Roman1" fo:language="en" fo:country="US" officeooo:rsid="00233ae4" officeooo:paragraph-rsid="00233ae4"/>
    </style:style>
    <style:style style:name="P6" style:family="paragraph" style:parent-style-name="Standard">
      <style:text-properties style:font-name="Times New Roman1" fo:language="en" fo:country="US" officeooo:rsid="0026570a" officeooo:paragraph-rsid="0026570a"/>
    </style:style>
    <style:style style:name="P7" style:family="paragraph" style:parent-style-name="Standard">
      <style:text-properties style:font-name="Times New Roman1" fo:language="en" fo:country="US" officeooo:rsid="00279835" officeooo:paragraph-rsid="00279835"/>
    </style:style>
    <style:style style:name="P8" style:family="paragraph" style:parent-style-name="Standard">
      <style:text-properties style:font-name="Times New Roman1" fo:language="en" fo:country="US" officeooo:paragraph-rsid="002bfeb2"/>
    </style:style>
    <style:style style:name="P9" style:family="paragraph" style:parent-style-name="Standard">
      <style:text-properties style:font-name="Times New Roman1" fo:language="en" fo:country="US" officeooo:rsid="002f279f" officeooo:paragraph-rsid="002f279f"/>
    </style:style>
    <style:style style:name="P10" style:family="paragraph" style:parent-style-name="Standard">
      <style:text-properties style:font-name="Times New Roman1" fo:language="en" fo:country="US" officeooo:paragraph-rsid="0030bf56"/>
    </style:style>
    <style:style style:name="P11" style:family="paragraph" style:parent-style-name="Standard">
      <style:text-properties style:font-name="Times New Roman1" fo:language="en" fo:country="US" officeooo:paragraph-rsid="0034db5f"/>
    </style:style>
    <style:style style:name="P12" style:family="paragraph" style:parent-style-name="Standard">
      <style:text-properties style:font-name="Times New Roman1" fo:language="en" fo:country="US" officeooo:paragraph-rsid="0037498a"/>
    </style:style>
    <style:style style:name="P13" style:family="paragraph" style:parent-style-name="Standard">
      <style:text-properties style:font-name="Times New Roman1" fo:language="en" fo:country="US" officeooo:paragraph-rsid="00387f93"/>
    </style:style>
    <style:style style:name="P14" style:family="paragraph" style:parent-style-name="Standard">
      <style:text-properties style:font-name="Times New Roman1" fo:language="en" fo:country="US" officeooo:paragraph-rsid="003c6ef1"/>
    </style:style>
    <style:style style:name="P15" style:family="paragraph" style:parent-style-name="Standard">
      <style:text-properties style:font-name="Times New Roman1" fo:language="en" fo:country="US" officeooo:paragraph-rsid="003d2587"/>
    </style:style>
    <style:style style:name="P16" style:family="paragraph" style:parent-style-name="Standard">
      <style:text-properties style:font-name="Times New Roman1" fo:language="en" fo:country="US" officeooo:rsid="003d2587" officeooo:paragraph-rsid="003d2587"/>
    </style:style>
    <style:style style:name="P17" style:family="paragraph" style:parent-style-name="Standard">
      <style:text-properties style:font-name="Times New Roman1" fo:language="en" fo:country="US" officeooo:rsid="00208879" officeooo:paragraph-rsid="00208879"/>
    </style:style>
    <style:style style:name="P18" style:family="paragraph" style:parent-style-name="Standard">
      <style:text-properties style:font-name="Times New Roman1" fo:language="en" fo:country="US" officeooo:rsid="003fd3db" officeooo:paragraph-rsid="003fd3db"/>
    </style:style>
    <style:style style:name="P19" style:family="paragraph" style:parent-style-name="Standard">
      <style:text-properties style:font-name="Times New Roman1" fo:language="en" fo:country="US" officeooo:paragraph-rsid="001d3ef8"/>
    </style:style>
    <style:style style:name="P20" style:family="paragraph" style:parent-style-name="Standard">
      <style:text-properties style:font-name="Times New Roman1" fo:language="en" fo:country="US" officeooo:paragraph-rsid="0034db5f"/>
    </style:style>
    <style:style style:name="P21" style:family="paragraph" style:parent-style-name="Standard">
      <style:text-properties style:font-name="Times New Roman1" fo:language="en" fo:country="US"/>
    </style:style>
    <style:style style:name="P22" style:family="paragraph" style:parent-style-name="Standard">
      <style:text-properties style:font-name="Times New Roman1" fo:language="en" fo:country="US" officeooo:paragraph-rsid="0045e0c5"/>
    </style:style>
    <style:style style:name="P23" style:family="paragraph" style:parent-style-name="Standard">
      <style:text-properties style:font-name="Times New Roman1" fo:language="en" fo:country="US" officeooo:paragraph-rsid="00479bdd"/>
    </style:style>
    <style:style style:name="P24" style:family="paragraph" style:parent-style-name="Standard">
      <style:text-properties style:font-name="Times New Roman1" fo:language="en" fo:country="US" officeooo:paragraph-rsid="0049989f"/>
    </style:style>
    <style:style style:name="P25" style:family="paragraph" style:parent-style-name="Standard">
      <style:text-properties style:font-name="Times New Roman1" fo:language="en" fo:country="US" officeooo:paragraph-rsid="004f6853"/>
    </style:style>
    <style:style style:name="P26" style:family="paragraph" style:parent-style-name="Standard">
      <style:text-properties style:font-name="Times New Roman1" fo:language="en" fo:country="US" officeooo:paragraph-rsid="004f7453"/>
    </style:style>
    <style:style style:name="P27" style:family="paragraph" style:parent-style-name="Standard">
      <style:text-properties style:font-name="Times New Roman1" fo:language="en" fo:country="US" officeooo:paragraph-rsid="0037498a"/>
    </style:style>
    <style:style style:name="P28" style:family="paragraph" style:parent-style-name="Standard">
      <style:text-properties style:font-name="Times New Roman1" fo:language="en" fo:country="US" officeooo:paragraph-rsid="0050d80a"/>
    </style:style>
    <style:style style:name="P29" style:family="paragraph" style:parent-style-name="Standard">
      <style:text-properties style:font-name="Times New Roman1" fo:language="en" fo:country="US" officeooo:paragraph-rsid="005149b1"/>
    </style:style>
    <style:style style:name="P30" style:family="paragraph" style:parent-style-name="Standard">
      <style:text-properties style:font-name="Times New Roman1" fo:language="en" fo:country="US" officeooo:paragraph-rsid="0055650d"/>
    </style:style>
    <style:style style:name="P31" style:family="paragraph" style:parent-style-name="Standard">
      <style:text-properties style:font-name="Times New Roman1" fo:language="en" fo:country="US" officeooo:paragraph-rsid="0056ed4f"/>
    </style:style>
    <style:style style:name="P32" style:family="paragraph" style:parent-style-name="Standard">
      <style:text-properties style:font-name="Times New Roman1" fo:language="en" fo:country="US" officeooo:paragraph-rsid="0058e092"/>
    </style:style>
    <style:style style:name="P33" style:family="paragraph" style:parent-style-name="Standard">
      <style:text-properties style:font-name="Times New Roman1" fo:language="en" fo:country="US" officeooo:paragraph-rsid="005bf9cf"/>
    </style:style>
    <style:style style:name="P34" style:family="paragraph" style:parent-style-name="Standard">
      <style:text-properties style:font-name="Times New Roman1" fo:language="en" fo:country="US" officeooo:paragraph-rsid="00629017"/>
    </style:style>
    <style:style style:name="P35" style:family="paragraph" style:parent-style-name="Standard">
      <style:text-properties fo:language="en" fo:country="US" officeooo:paragraph-rsid="001d3ef8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8" style:family="paragraph">
      <style:text-properties style:font-name="Times New Roman1" fo:font-size="12pt" fo:language="en" fo:country="US" style:font-name-complex="Times New Roman1"/>
    </style:style>
    <style:style style:name="T1" style:family="text">
      <style:text-properties officeooo:rsid="00208879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3fd3db"/>
    </style:style>
    <style:style style:name="T4" style:family="text">
      <style:text-properties officeooo:rsid="00212b32"/>
    </style:style>
    <style:style style:name="T5" style:family="text">
      <style:text-properties fo:font-size="16pt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a3f3d"/>
    </style:style>
    <style:style style:name="T7" style:family="text">
      <style:text-properties officeooo:rsid="002bfeb2"/>
    </style:style>
    <style:style style:name="T8" style:family="text">
      <style:text-properties officeooo:rsid="002d8083"/>
    </style:style>
    <style:style style:name="T9" style:family="text">
      <style:text-properties officeooo:rsid="0030bf56"/>
    </style:style>
    <style:style style:name="T10" style:family="text">
      <style:text-properties officeooo:rsid="00320e13"/>
    </style:style>
    <style:style style:name="T11" style:family="text">
      <style:text-properties officeooo:rsid="0033bc60"/>
    </style:style>
    <style:style style:name="T12" style:family="text">
      <style:text-properties officeooo:rsid="00340627"/>
    </style:style>
    <style:style style:name="T13" style:family="text">
      <style:text-properties officeooo:rsid="00367fa2"/>
    </style:style>
    <style:style style:name="T14" style:family="text">
      <style:text-properties officeooo:rsid="00371f85"/>
    </style:style>
    <style:style style:name="T15" style:family="text">
      <style:text-properties officeooo:rsid="00373d8f"/>
    </style:style>
    <style:style style:name="T16" style:family="text">
      <style:text-properties officeooo:rsid="0037498a"/>
    </style:style>
    <style:style style:name="T17" style:family="text">
      <style:text-properties officeooo:rsid="00387f93"/>
    </style:style>
    <style:style style:name="T18" style:family="text">
      <style:text-properties officeooo:rsid="0039b77b"/>
    </style:style>
    <style:style style:name="T19" style:family="text">
      <style:text-properties officeooo:rsid="003aa1f1"/>
    </style:style>
    <style:style style:name="T20" style:family="text">
      <style:text-properties officeooo:rsid="003aa84b"/>
    </style:style>
    <style:style style:name="T21" style:family="text">
      <style:text-properties officeooo:rsid="003b17fd"/>
    </style:style>
    <style:style style:name="T22" style:family="text">
      <style:text-properties officeooo:rsid="003c6ef1"/>
    </style:style>
    <style:style style:name="T23" style:family="text">
      <style:text-properties officeooo:rsid="003d2587"/>
    </style:style>
    <style:style style:name="T24" style:family="text">
      <style:text-properties officeooo:rsid="003ebcfa"/>
    </style:style>
    <style:style style:name="T25" style:family="text">
      <style:text-properties officeooo:rsid="004125e3"/>
    </style:style>
    <style:style style:name="T26" style:family="text">
      <style:text-properties officeooo:rsid="0041fc76"/>
    </style:style>
    <style:style style:name="T27" style:family="text">
      <style:text-properties officeooo:rsid="00436aae"/>
    </style:style>
    <style:style style:name="T28" style:family="text">
      <style:text-properties officeooo:rsid="0045dccd"/>
    </style:style>
    <style:style style:name="T29" style:family="text">
      <style:text-properties officeooo:rsid="0045dda4"/>
    </style:style>
    <style:style style:name="T30" style:family="text">
      <style:text-properties officeooo:rsid="0045e0c5"/>
    </style:style>
    <style:style style:name="T31" style:family="text">
      <style:text-properties fo:language="pt" fo:country="BR"/>
    </style:style>
    <style:style style:name="T32" style:family="text">
      <style:text-properties fo:language="pt" fo:country="BR" officeooo:rsid="0056ed4f"/>
    </style:style>
    <style:style style:name="T33" style:family="text">
      <style:text-properties fo:language="pt" fo:country="BR" officeooo:rsid="005bf9cf"/>
    </style:style>
    <style:style style:name="T34" style:family="text">
      <style:text-properties fo:language="pt" fo:country="BR" officeooo:rsid="005e2fc1"/>
    </style:style>
    <style:style style:name="T35" style:family="text">
      <style:text-properties fo:language="pt" fo:country="BR" officeooo:rsid="00371f85"/>
    </style:style>
    <style:style style:name="T36" style:family="text">
      <style:text-properties fo:language="pt" fo:country="BR" officeooo:rsid="005e844e"/>
    </style:style>
    <style:style style:name="T37" style:family="text">
      <style:text-properties fo:language="pt" fo:country="BR" officeooo:rsid="005ef0d3"/>
    </style:style>
    <style:style style:name="T38" style:family="text">
      <style:text-properties fo:language="pt" fo:country="BR" officeooo:rsid="00604ccb"/>
    </style:style>
    <style:style style:name="T39" style:family="text">
      <style:text-properties fo:language="pt" fo:country="BR" officeooo:rsid="00373d8f"/>
    </style:style>
    <style:style style:name="T40" style:family="text">
      <style:text-properties fo:language="pt" fo:country="BR" officeooo:rsid="00615a06"/>
    </style:style>
    <style:style style:name="T41" style:family="text">
      <style:text-properties fo:language="pt" fo:country="BR" officeooo:rsid="0041fc76"/>
    </style:style>
    <style:style style:name="T42" style:family="text">
      <style:text-properties fo:language="pt" fo:country="BR" officeooo:rsid="00625c27"/>
    </style:style>
    <style:style style:name="T43" style:family="text">
      <style:text-properties fo:language="pt" fo:country="BR" officeooo:rsid="00629017"/>
    </style:style>
    <style:style style:name="T44" style:family="text">
      <style:text-properties officeooo:rsid="0045fc98"/>
    </style:style>
    <style:style style:name="T45" style:family="text">
      <style:text-properties officeooo:rsid="00478c63"/>
    </style:style>
    <style:style style:name="T46" style:family="text">
      <style:text-properties officeooo:rsid="00479bdd"/>
    </style:style>
    <style:style style:name="T47" style:family="text">
      <style:text-properties officeooo:rsid="0049989f"/>
    </style:style>
    <style:style style:name="T48" style:family="text">
      <style:text-properties officeooo:rsid="004d1644"/>
    </style:style>
    <style:style style:name="T49" style:family="text">
      <style:text-properties officeooo:rsid="004f6853"/>
    </style:style>
    <style:style style:name="T50" style:family="text">
      <style:text-properties officeooo:rsid="004f7453"/>
    </style:style>
    <style:style style:name="T51" style:family="text">
      <style:text-properties officeooo:rsid="0050a511"/>
    </style:style>
    <style:style style:name="T52" style:family="text">
      <style:text-properties officeooo:rsid="0050d80a"/>
    </style:style>
    <style:style style:name="T53" style:family="text">
      <style:text-properties officeooo:rsid="0052c887"/>
    </style:style>
    <style:style style:name="T54" style:family="text">
      <style:text-properties officeooo:rsid="00553383"/>
    </style:style>
    <style:style style:name="T55" style:family="text">
      <style:text-properties officeooo:rsid="0056ed4f"/>
    </style:style>
    <style:style style:name="T56" style:family="text">
      <style:text-properties officeooo:rsid="0058e092"/>
    </style:style>
    <style:style style:name="T57" style:family="text">
      <style:text-properties officeooo:rsid="005bf9cf"/>
    </style:style>
    <style:style style:name="T58" style:family="text">
      <style:text-properties officeooo:rsid="005e2fc1"/>
    </style:style>
    <style:style style:name="T59" style:family="text">
      <style:text-properties officeooo:rsid="005e844e"/>
    </style:style>
    <style:style style:name="T60" style:family="text">
      <style:text-properties officeooo:rsid="005ef0d3"/>
    </style:style>
    <style:style style:name="T61" style:family="text">
      <style:text-properties officeooo:rsid="00604ccb"/>
    </style:style>
    <style:style style:name="T62" style:family="text">
      <style:text-properties officeooo:rsid="00615a06"/>
    </style:style>
    <style:style style:name="T63" style:family="text">
      <style:text-properties officeooo:rsid="00625c27"/>
    </style:style>
    <style:style style:name="T64" style:family="text">
      <style:text-properties officeooo:rsid="00629017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What can you do with… </text:span><text:line-break/></text:p>
      <text:p text:style-name="P2">What can you do with a camera?</text:p>
      <text:p text:style-name="P2"><text:tab/><text:span text:style-name="T1">I can take pictures with a camera!</text:span></text:p>
      <text:p text:style-name="P2"><text:tab/><text:span text:style-name="T1">I can record videos with a camera! </text:span></text:p>
      <text:p text:style-name="P30">What can you do with a bike? </text:p>
      <text:p text:style-name="P30"><text:tab/><text:span text:style-name="T4">I can ride a bike!</text:span></text:p>
      <text:p text:style-name="P30">What can you do with a book? </text:p>
      <text:p text:style-name="P30"><text:tab/><text:span text:style-name="T4">I can read a book!</text:span></text:p>
      <text:p text:style-name="P2">What can you do with a ball? </text:p>
      <text:p text:style-name="P2"><text:tab/><text:span text:style-name="T1">I can play with a ball!</text:span></text:p>
      <text:p text:style-name="P4"><text:tab/><text:span text:style-name="T1">I can play ball with a ball!</text:span></text:p>
      <text:p text:style-name="P17"><text:tab/>I can play soccer with a ball!</text:p>
      <text:p text:style-name="P4"><text:tab/><text:span text:style-name="T1">I can throw a ball!</text:span></text:p>
      <text:p text:style-name="P4"><text:tab/><text:span text:style-name="T1">I can catch a ball!</text:span></text:p>
      <text:p text:style-name="P4"><text:tab/><text:span text:style-name="T1">I can kick a ball!</text:span></text:p>
      <text:p text:style-name="P4"><text:tab/><text:span text:style-name="T1">I can bounce a ball!</text:span></text:p>
      <text:p text:style-name="P4"><text:tab/><text:span text:style-name="T54">We</text:span><text:span text:style-name="T1"> can have fun with a ball! </text:span><text:tab/></text:p>
      <text:p text:style-name="P2">What can you do with a doll? </text:p>
      <text:p text:style-name="P6"><text:tab/>I can play with a doll!</text:p>
      <text:p text:style-name="P6"><text:tab/>I can dress a doll!</text:p>
      <text:p text:style-name="P5">What can you do with a backpack?</text:p>
      <text:p text:style-name="P7"><text:tab/>I can bring my things to school!</text:p>
      <text:p text:style-name="P7"><text:tab/>I can carry my books an<text:span text:style-name="T61">d</text:span> notebooks!</text:p>
      <text:p text:style-name="P2">What can you do with a broom? </text:p>
      <text:p text:style-name="P2"><text:tab/><text:span text:style-name="T6">I can sweep the floor with a broom!</text:span></text:p>
      <text:p text:style-name="P2"><text:tab/><text:span text:style-name="T6">I can clean the house with a broom!</text:span></text:p>
      <text:p text:style-name="P2">What can you do with a cake?</text:p>
      <text:p text:style-name="P2"><text:tab/><text:span text:style-name="T7">I can cut a cake!</text:span></text:p>
      <text:p text:style-name="P2"><text:tab/><text:span text:style-name="T7">I can eat a cake!</text:span></text:p>
      <text:p text:style-name="P2">What can you do with candies?</text:p>
      <text:p text:style-name="P2"><text:tab/><text:span text:style-name="T7">I can eat candies!</text:span></text:p>
      <text:p text:style-name="P8">What can you do with a<text:span text:style-name="T7">n orange</text:span>? </text:p>
      <text:p text:style-name="P8"><text:tab/><text:span text:style-name="T7">I can peel an orange!</text:span></text:p>
      <text:p text:style-name="P8"><text:tab/><text:span text:style-name="T7">I can eat an orange!</text:span></text:p>
      <text:p text:style-name="P9">What can you do with a key?</text:p>
      <text:p text:style-name="P9"><text:tab/>I can lock a door with a key.</text:p>
      <text:p text:style-name="P2">What can you do with a car key? </text:p>
      <text:p text:style-name="P2"><text:tab/><text:span text:style-name="T8">I can start a ca</text:span><text:span text:style-name="T61">r</text:span><text:span text:style-name="T8"> with a car key!</text:span></text:p>
      <text:p text:style-name="P2">What can you do with a car? </text:p>
      <text:p text:style-name="P2"><text:tab/><text:span text:style-name="T8">I can drive a car!</text:span></text:p>
      <text:p text:style-name="P2">What can you do with a CD? </text:p>
      <text:p text:style-name="P2"><text:tab/><text:span text:style-name="T8">I can listen </text:span><text:span text:style-name="T60">t</text:span><text:span text:style-name="T8">o music wit</text:span><text:span text:style-name="T58">h</text:span><text:span text:style-name="T8"> a CD!</text:span></text:p>
      <text:p text:style-name="P2">What can you do with a chair? </text:p>
      <text:p text:style-name="P2"><text:tab/><text:span text:style-name="T8">I can sit in a chair!</text:span></text:p>
      <text:p text:style-name="P2">What can you do with a comb?</text:p>
      <text:p text:style-name="P2"><text:tab/><text:span text:style-name="T8">I can comb my chair with a comb!</text:span></text:p>
      <text:p text:style-name="P2">What can you do with a computer?</text:p>
      <text:p text:style-name="P2"><text:tab/><text:span text:style-name="T9">I can study English with a computer!</text:span></text:p>
      <text:p text:style-name="P10"><text:tab/><text:span text:style-name="T9">I can send e-mails with a computer!</text:span></text:p>
      <text:p text:style-name="P10"><text:tab/><text:span text:style-name="T9">I can play games with a computer!</text:span></text:p>
      <text:p text:style-name="P2">What can you do with a dog? </text:p>
      <text:p text:style-name="P2"><text:tab/><text:span text:style-name="T10">I can walk a dog!</text:span></text:p>
      <text:p text:style-name="P2"><text:tab/><text:span text:style-name="T10">I can feed a dog!</text:span></text:p>
      <text:p text:style-name="P2"><text:tab/><text:span text:style-name="T10">I can play with a dog!</text:span></text:p>
      <text:p text:style-name="P2"><text:soft-page-break/><text:tab/><text:span text:style-name="T10">I can wash a dog!</text:span></text:p>
      <text:p text:style-name="P2"><text:tab/><text:span text:style-name="T10">I can have fun with a dog!</text:span></text:p>
      <text:p text:style-name="P2">What can you do with a flower?</text:p>
      <text:p text:style-name="P2"><text:tab/><text:span text:style-name="T11">I can smell a flower!</text:span></text:p>
      <text:p text:style-name="P2"><text:tab/>I can gift someone with a flower! </text:p>
      <text:p text:style-name="P2">What can you do with a fork?</text:p>
      <text:p text:style-name="P2"><text:tab/><text:span text:style-name="T11">I can get food with a fork!</text:span></text:p>
      <text:p text:style-name="P2">What can you do with a glass?</text:p>
      <text:p text:style-name="P2"><text:tab/><text:span text:style-name="T11">I can drink juice with a glass!</text:span></text:p>
      <text:p text:style-name="P2">What can you do with a guitar? </text:p>
      <text:p text:style-name="P2"><text:tab/><text:span text:style-name="T11">I can play a guitar!</text:span></text:p>
      <text:p text:style-name="P2"><text:tab/><text:span text:style-name="T11">I can sing a song with a guitar! </text:span></text:p>
      <text:p text:style-name="P2">What can you do with a hair drier?</text:p>
      <text:p text:style-name="P2"><text:tab/><text:span text:style-name="T11">I can dry my hair with a hair drier! </text:span></text:p>
      <text:p text:style-name="P2">What can you do with a hairbrush? </text:p>
      <text:p text:style-name="P2"><text:tab/><text:span text:style-name="T12">I can brush my hair with a hairbrush!</text:span></text:p>
      <text:p text:style-name="P2">What can you do with a knife? </text:p>
      <text:p text:style-name="P2"><text:tab/><text:span text:style-name="T13">I can cut many things with a knife!</text:span></text:p>
      <text:p text:style-name="P2">What can you do with a pencil? </text:p>
      <text:p text:style-name="P2"><text:tab/><text:span text:style-name="T13">I can write and draw with a pencil!</text:span></text:p>
      <text:p text:style-name="P2">What can you do with a pet? </text:p>
      <text:p text:style-name="P2"><text:tab/><text:span text:style-name="T14">I can pet a pet!</text:span></text:p>
      <text:p text:style-name="P3">What can you do with a shirt? </text:p>
      <text:p text:style-name="P3"><text:tab/><text:span text:style-name="T15">I can wear a shirt!</text:span></text:p>
      <text:p text:style-name="P3"><text:tab/><text:span text:style-name="T15">I can put on a shirt!</text:span></text:p>
      <text:p text:style-name="P3">What can you do with a <office:annotation office:name="__Annotation__213_2517929471" loext:resolved="false"><dc:creator>E G</dc:creator><dc:date>2022-11-13T11:33:55.580000000</dc:date><meta:creator-initials>EG</meta:creator-initials><text:p text:style-name="P36"><text:span text:style-name="T65">I can surf the Internet with a cell phone.</text:span></text:p></office:annotation>cell phone?<office:annotation-end office:name="__Annotation__213_2517929471"/> </text:p>
      <text:p text:style-name="P3"><text:tab/><text:span text:style-name="T15">I can talk with my friends </text:span><text:span text:style-name="T61">on</text:span><text:span text:style-name="T15"> a cell phone!</text:span></text:p>
      <text:p text:style-name="P3">What can you do with a thermometer? </text:p>
      <text:p text:style-name="P3"><text:tab/><text:span text:style-name="T16">I can check my temperature with a thermometer!</text:span></text:p>
      <text:p text:style-name="P13">What can you do with a pencil sharpener? </text:p>
      <text:p text:style-name="P13"><text:tab/><text:span text:style-name="T17">I can sharpen my pencils!</text:span></text:p>
      <text:p text:style-name="P13">What can you do with your pencil case? </text:p>
      <text:p text:style-name="P13"><text:tab/><text:span text:style-name="T18">I can keep pens, pencils, erasers, and sharpeners!</text:span></text:p>
      <text:p text:style-name="P3">What can you do with a toothbrush?</text:p>
      <text:p text:style-name="P3"><text:tab/><text:span text:style-name="T19">I can brush my teeth!</text:span></text:p>
      <text:p text:style-name="P3">What can you do with <text:span text:style-name="T20">your</text:span> toy<text:span text:style-name="T20">s</text:span>? </text:p>
      <text:p text:style-name="P3"><text:tab/><text:span text:style-name="T20">I can enjoy my toys!</text:span></text:p>
      <text:p text:style-name="P3">What can you do with a watch? </text:p>
      <text:p text:style-name="P3"><text:tab/><text:span text:style-name="T20">I can check the time with a watch! </text:span></text:p>
      <text:p text:style-name="P3">What can you do with coffee? </text:p>
      <text:p text:style-name="P3"><text:tab/><text:span text:style-name="T20">I can drink coffee!</text:span></text:p>
      <text:p text:style-name="P3">What can you do with <office:annotation office:name="__Annotation__206_2517929471" loext:resolved="false"><dc:creator>E G</dc:creator><dc:date>2022-11-13T11:32:46.312000000</dc:date><meta:creator-initials>EG</meta:creator-initials><text:p text:style-name="P36"><text:span text:style-name="T65">I can buy half world </text:span></text:p></office:annotation>money<office:annotation-end office:name="__Annotation__206_2517929471"/>? </text:p>
      <text:p text:style-name="P3"><text:tab/><text:span text:style-name="T20">I can buy stuff with money! </text:span></text:p>
      <text:p text:style-name="P3">What can you do with soap? </text:p>
      <text:p text:style-name="P3"><text:tab/><text:span text:style-name="T21">I can wash my hands with soap!</text:span></text:p>
      <text:p text:style-name="P3">What can you do with water? </text:p>
      <text:p text:style-name="P14"><text:tab/><text:span text:style-name="T21">I can take a shower with </text:span><text:span text:style-name="T22">water</text:span><text:span text:style-name="T21">! </text:span><text:tab/></text:p>
      <text:p text:style-name="P3">What can you do with your ears?</text:p>
      <text:p text:style-name="P3"><text:tab/><text:span text:style-name="T22">I can </text:span><text:span text:style-name="T59">h</text:span><text:span text:style-name="T22">ear the world with my ears!</text:span></text:p>
      <text:p text:style-name="P3">What can you do with your feet?</text:p>
      <text:p text:style-name="P3"><text:tab/><text:span text:style-name="T22">I can walk with my feet!</text:span></text:p>
      <text:p text:style-name="P3">What can you do with your eyes?</text:p>
      <text:p text:style-name="P3"><text:tab/><text:span text:style-name="T22">I can see you with my eyes!</text:span></text:p>
      <text:p text:style-name="P3">What can you do with your hands? </text:p>
      <text:p text:style-name="P3"><text:tab/><text:span text:style-name="T22">I can work with my hands!</text:span></text:p>
      <text:p text:style-name="P3"><text:soft-page-break/>What can you do with your legs?</text:p>
      <text:p text:style-name="P3"><text:tab/><text:span text:style-name="T22">I can run with my legs?</text:span></text:p>
      <text:p text:style-name="P3">What can you do with your brain?</text:p>
      <text:p text:style-name="P3"><text:tab/><text:span text:style-name="T22">I can think with my brain!</text:span></text:p>
      <text:p text:style-name="P16">What can you do with your mouth?</text:p>
      <text:p text:style-name="P16"><text:tab/>I can talk with my mouth!</text:p>
      <text:p text:style-name="P3">What can you do with your tongue?</text:p>
      <text:p text:style-name="P3"><text:tab/>I can taste food with my tongue!</text:p>
      <text:p text:style-name="P3">What can you do with your nose? </text:p>
      <text:p text:style-name="P3"><text:tab/><text:span text:style-name="T23">I can smell with my nose!</text:span></text:p>
      <text:p text:style-name="P3"><text:tab/><text:span text:style-name="T23">I can blow my nose!</text:span></text:p>
      <text:p text:style-name="P3">What can you do with your teeth?</text:p>
      <text:p text:style-name="P3"><text:tab/><text:span text:style-name="T23">I can bite with my teeth!</text:span></text:p>
      <text:p text:style-name="P15">What can you do with your <text:span text:style-name="T23">arms</text:span></text:p>
      <text:p text:style-name="P15"><text:tab/><text:span text:style-name="T23">I can hug my friends with my arms!</text:span></text:p>
      <text:p text:style-name="P12">What can you do with a hat? </text:p>
      <text:p text:style-name="P12"><text:tab/><text:span text:style-name="T12">I can wear a hat!</text:span></text:p>
      <text:p text:style-name="P12"><text:tab/><text:span text:style-name="T12">I can put it on my head! </text:span></text:p>
      <text:p text:style-name="P12">What can you do with a pushcart?</text:p>
      <text:p text:style-name="P12"><text:tab/><text:span text:style-name="T14">I can sell popcorn wit</text:span><text:span text:style-name="T58">h</text:span><text:span text:style-name="T14"> a pushcart!</text:span></text:p>
      <text:p text:style-name="P12"><text:tab/><text:span text:style-name="T14">I can push a pushcart! </text:span></text:p>
      <text:p text:style-name="P12">What can you do with a radio?</text:p>
      <text:p text:style-name="P12"><text:tab/><text:span text:style-name="T14">I can listen to the news </text:span><text:span text:style-name="T61">on</text:span><text:span text:style-name="T14"> a radio!</text:span></text:p>
      <text:p text:style-name="P12">What can you do with a scale? </text:p>
      <text:p text:style-name="P12"><text:tab/><text:span text:style-name="T15">I can weigh things with a scale!</text:span></text:p>
      <text:p text:style-name="P12">What can you do with a wheelbarrow? </text:p>
      <text:p text:style-name="P12"><text:tab/><text:span text:style-name="T24">I can carry bricks with a wheelbarrow! </text:span></text:p>
      <text:p text:style-name="P3">What can you do with a hammer? </text:p>
      <text:p text:style-name="P35"><text:span text:style-name="T2"><text:tab/></text:span><office:annotation office:name="__Annotation__201_2517929471" loext:resolved="false"><dc:creator>E G</dc:creator><dc:date>2022-11-13T11:30:51.411000000</dc:date><meta:creator-initials>EG</meta:creator-initials><text:p text:style-name="P36"><text:span text:style-name="T65">I can drive a nail with a hammer.</text:span></text:p><text:p text:style-name="P36"><text:span text:style-name="T65">I can drive a nail in with a hammer.</text:span></text:p><text:p text:style-name="P36"><text:span text:style-name="T65">I can hammer a nail.</text:span></text:p></office:annotation><text:span text:style-name="T2">I can hit a nail with a hammer.</text:span><office:annotation-end office:name="__Annotation__201_2517929471"/></text:p>
      <text:p text:style-name="P35"><text:span text:style-name="T2"><text:tab/></text:span><text:span text:style-name="T3">I can fix things with a hammer!</text:span></text:p>
      <text:p text:style-name="P18"><text:tab/>I can break things with a hammer!</text:p>
      <text:p text:style-name="P3">What can you do with a recipe? </text:p>
      <text:p text:style-name="P3"><text:tab/><text:span text:style-name="T25">I can make a cake with a recipe! </text:span></text:p>
      <text:p text:style-name="P3">What can you do with skates?</text:p>
      <text:p text:style-name="P3"><text:tab/><text:span text:style-name="T26">I can roll skates with skates!</text:span></text:p>
      <text:p text:style-name="P3">What can you do with a drill?</text:p>
      <text:p text:style-name="P3"><text:tab/><text:span text:style-name="T26">I can make holes with a drill!</text:span></text:p>
      <text:p text:style-name="P3">What can you do with an umbrella?</text:p>
      <text:p text:style-name="P3"><text:tab/><text:span text:style-name="T26">I can walk in the rain with an umbrella!</text:span></text:p>
      <text:p text:style-name="P3">What can you do with a <text:span text:style-name="T62">purse</text:span>? </text:p>
      <text:p text:style-name="P3"><text:tab/><text:span text:style-name="T26">I can carry thing</text:span><text:span text:style-name="T62">s</text:span><text:span text:style-name="T26"> in a </text:span><text:span text:style-name="T62">purse</text:span><text:span text:style-name="T26">!</text:span></text:p>
      <text:p text:style-name="P3">What can you do with a TV?</text:p>
      <text:p text:style-name="P3"><text:tab/><text:span text:style-name="T26">I can watch my favorite TV Show!</text:span></text:p>
      <text:p text:style-name="P3">What can you do with ice cream? </text:p>
      <text:p text:style-name="P3"><text:tab/><text:span text:style-name="T27">I can lick ice cream!</text:span></text:p>
      <text:p text:style-name="P12">What can you do with a newspaper? </text:p>
      <text:p text:style-name="P12"><text:tab/><text:span text:style-name="T13">I can read a newspaper!</text:span></text:p>
      <text:p text:style-name="P12"><text:tab/><text:span text:style-name="T13">I can get information from a newspaper. </text:span></text:p>
      <text:p text:style-name="P3">What can you do with a nail? </text:p>
      <text:p text:style-name="P3"><text:tab/><text:span text:style-name="T28">I can hammer a nail!</text:span></text:p>
      <text:p text:style-name="P3">What can you do with a handsaw? </text:p>
      <text:p text:style-name="P3"><text:tab/><text:span text:style-name="T28">I can cut wood with a handsaw!</text:span></text:p>
      <text:p text:style-name="P3">What can you do with an eraser? </text:p>
      <text:p text:style-name="P3"><text:tab/>I can delete what I write. </text:p>
      <text:p text:style-name="P3">What can you do with a piggy bank?</text:p>
      <text:p text:style-name="P3"><text:soft-page-break/><text:tab/>I can put coins in a piggy bank!</text:p>
      <text:p text:style-name="P3">What can you do with garbage?</text:p>
      <text:p text:style-name="P3"><text:tab/><text:span text:style-name="T30">I can put it in a trash can!</text:span></text:p>
      <text:p text:style-name="P3">What can you do with a kite?</text:p>
      <text:p text:style-name="P3"><text:tab/><text:span text:style-name="T30">I can fly a kite!</text:span></text:p>
      <text:p text:style-name="P3">What can you do with a padlock? </text:p>
      <text:p text:style-name="P3"><text:tab/><text:span text:style-name="T30">I can lock my </text:span><text:span text:style-name="T30"><office:annotation office:name="__Annotation__616_854004579" loext:resolved="false"><dc:creator>E G</dc:creator><dc:date>2022-11-13T13:54:44.961000000</dc:date><meta:creator-initials>EG</meta:creator-initials><text:p text:style-name="P38"><text:span text:style-name="T67">I can keep things safe in my chest! </text:span></text:p></office:annotation></text:span><text:span text:style-name="T30">gate</text:span><office:annotation-end office:name="__Annotation__616_854004579"/><text:span text:style-name="T30">!</text:span></text:p>
      <text:p text:style-name="P3">What can you do with glue? </text:p>
      <text:p text:style-name="P3"><text:tab/><text:span text:style-name="T44">I can glue pieces of paper!</text:span></text:p>
      <text:p text:style-name="P3">What can you do with chewing gum? </text:p>
      <text:p text:style-name="P3"><text:tab/><text:span text:style-name="T44">I can chew it!</text:span></text:p>
      <text:p text:style-name="P3">What can you do with a tree? </text:p>
      <text:p text:style-name="P3"><text:tab/><text:span text:style-name="T44">I can climb up on a tree. </text:span></text:p>
      <text:p text:style-name="P3">What can you do with your school bag? </text:p>
      <text:p text:style-name="P3"><text:tab/><text:span text:style-name="T44">I can put my school items!</text:span></text:p>
      <text:p text:style-name="P3">What can you do with a jar? </text:p>
      <text:p text:style-name="P3"><text:tab/><text:span text:style-name="T45">I can keep </text:span><text:span text:style-name="T45"><office:annotation office:name="__Annotation__653_854004579" loext:resolved="false"><dc:creator>E G</dc:creator><dc:date>2022-11-13T13:58:50.287000000</dc:date><meta:creator-initials>EG</meta:creator-initials><text:p text:style-name="P37"><text:span text:style-name="T67">I can make cucumber preserves.</text:span></text:p></office:annotation></text:span><text:span text:style-name="T45">spices</text:span><office:annotation-end office:name="__Annotation__653_854004579"/><text:span text:style-name="T45">! </text:span></text:p>
      <text:p text:style-name="P3">What can you do with a horse? </text:p>
      <text:p text:style-name="P3"><text:tab/><text:span text:style-name="T45">I can ride a horse!</text:span></text:p>
      <text:p text:style-name="P3">What can you do with rubbish?</text:p>
      <text:p text:style-name="P3"><text:tab/><text:span text:style-name="T45">I can recycle rubbish! </text:span></text:p>
      <text:p text:style-name="P3">What can you do with a picture? </text:p>
      <text:p text:style-name="P3"><text:tab/><text:span text:style-name="T46">I can post it on the Net!</text:span></text:p>
      <text:p text:style-name="P3">What can you do with a cow? </text:p>
      <text:p text:style-name="P3"><text:tab/><text:span text:style-name="T46">I can milk a cow!</text:span></text:p>
      <text:p text:style-name="P3">What can you do with a light bulb? </text:p>
      <text:p text:style-name="P3"><text:tab/><text:span text:style-name="T46">I can turn it on and off!</text:span></text:p>
      <text:p text:style-name="P23">What can you do with an egg?</text:p>
      <text:p text:style-name="P23"><text:tab/><text:span text:style-name="T46">I can boil an egg!</text:span></text:p>
      <text:p text:style-name="P23"><text:span text:style-name="T46"><text:tab/>I can fry an egg!</text:span> </text:p>
      <text:p text:style-name="P3">What can you do with a ring?</text:p>
      <text:p text:style-name="P3"><text:tab/><text:span text:style-name="T46">I can put it on my finger!</text:span></text:p>
      <text:p text:style-name="P3">What can you do with a candle?</text:p>
      <text:p text:style-name="P3"><text:tab/>I can light a candle.</text:p>
      <text:p text:style-name="P3"><text:tab/>I can blow out a candle.</text:p>
      <text:p text:style-name="P24">What can you do with a<text:span text:style-name="T47">n</text:span> <text:span text:style-name="T47">earring</text:span>?</text:p>
      <text:p text:style-name="P24"><text:tab/><text:span text:style-name="T47">I can hang it on my ear!</text:span></text:p>
      <text:p text:style-name="P3">What can you do with pots &amp; pans?</text:p>
      <text:p text:style-name="P3"><text:tab/><text:span text:style-name="T47">I can make food with pots &amp; pans!</text:span></text:p>
      <text:p text:style-name="P3">What can you do with spice?</text:p>
      <text:p text:style-name="P3"><text:tab/><text:span text:style-name="T48">I can spice up food!</text:span></text:p>
      <text:p text:style-name="P3">What can you do with a <text:span text:style-name="T48">flashlight</text:span>?</text:p>
      <text:p text:style-name="P3"><text:tab/><text:span text:style-name="T48">I can use it when it is dark!</text:span></text:p>
      <text:p text:style-name="P3">What can you do with a safe?</text:p>
      <text:p text:style-name="P3"><text:tab/><text:span text:style-name="T48">I can keep my money in a safe!</text:span></text:p>
      <text:p text:style-name="P11">What can you do <text:span text:style-name="T12">in</text:span> a house? </text:p>
      <text:p text:style-name="P11"><text:tab/><text:span text:style-name="T48">I can live in a house!</text:span></text:p>
      <text:p text:style-name="P11">What can you do in a supermarket? </text:p>
      <text:p text:style-name="P11"><text:tab/><text:span text:style-name="T48">I can get groceries in a supermarket!</text:span></text:p>
      <text:p text:style-name="P11">What can you do in a library?</text:p>
      <text:p text:style-name="P11"><text:tab/><text:span text:style-name="T48">I can read books in a library!</text:span></text:p>
      <text:p text:style-name="P11"><text:span text:style-name="T48"><text:tab/>I can borrow books from a library!</text:span></text:p>
      <text:p text:style-name="P11">What can you do in January?</text:p>
      <text:p text:style-name="P11"><text:tab/><text:span text:style-name="T48">I can enjoy my vacation in January!</text:span></text:p>
      <text:p text:style-name="P25">What can you do in a swimming pool?</text:p>
      <text:p text:style-name="P25"><text:soft-page-break/><text:tab/><text:span text:style-name="T49">I can swim in a pool!</text:span></text:p>
      <text:p text:style-name="P29"><text:span text:style-name="T49"><text:tab/>I can dive in a pool!</text:span></text:p>
      <text:p text:style-name="P34">What can you do in a cold day?</text:p>
      <text:p text:style-name="P34"><text:tab/><text:span text:style-name="T29">I can stay indoors </text:span><text:span text:style-name="T64">o</text:span><text:span text:style-name="T29">n a cold day!</text:span></text:p>
      <text:p text:style-name="P34"><text:tab/><text:span text:style-name="T51">I</text:span> can light a fireplace <text:span text:style-name="T64">on a cold day</text:span>.</text:p>
      <text:p text:style-name="P34"><text:tab/><text:span text:style-name="T51">I</text:span> can start a fire <text:span text:style-name="T64">on a cold day</text:span>.</text:p>
      <text:p text:style-name="P26"><text:span text:style-name="T50">What can you do on a bus?</text:span></text:p>
      <text:p text:style-name="P28"><text:span text:style-name="T50"><text:tab/>I can ride through the city on a bus!</text:span></text:p>
      <text:p text:style-name="P28"><text:tab/><text:span text:style-name="T52">I can go to school on a bus!</text:span><text:tab/></text:p>
      <text:p text:style-name="P12">What can you do on a farm? </text:p>
      <text:p text:style-name="P12"><text:tab/><text:span text:style-name="T51">I can work on a farm!</text:span></text:p>
      <text:p text:style-name="P12"><text:span text:style-name="T51"><text:tab/>I can ride a horse on a farm!</text:span></text:p>
      <text:p text:style-name="P12"><text:span text:style-name="T51"><text:tab/>I can fish on a farm!</text:span></text:p>
      <text:p text:style-name="P12"><text:span text:style-name="T51"><text:tab/>I can play with animals on a farm!</text:span></text:p>
      <text:p text:style-name="P12">What can you do on a plane? </text:p>
      <text:p text:style-name="P12"><text:tab/><text:span text:style-name="T53">I can fly on a plane!</text:span></text:p>
      <text:p text:style-name="P31"><text:span text:style-name="T55">What can you do in </text:span>a <office:annotation office:name="__Annotation__1040_854004579" loext:resolved="false"><dc:creator>E G</dc:creator><dc:date>2022-11-13T17:55:25.928000000</dc:date><meta:creator-initials>EG</meta:creator-initials><text:p text:style-name="P37"><text:span text:style-name="T66">A small restaurant where drinks and snacks are sold.</text:span></text:p></office:annotation>cafe<office:annotation-end office:name="__Annotation__1040_854004579"/>?</text:p>
      <text:p text:style-name="P31"><text:tab/><text:span text:style-name="T55">I can have a snack in a cafe?</text:span></text:p>
      <text:p text:style-name="P31"><text:span text:style-name="T55">What can you do in a fast food?</text:span></text:p>
      <text:p text:style-name="P31"><text:span text:style-name="T55"><text:tab/>I can have a hamburger and fries in a fast food?</text:span></text:p>
      <text:p text:style-name="P31"><text:span text:style-name="T55">What can you do in a bank?</text:span></text:p>
      <text:p text:style-name="P31"><text:span text:style-name="T55"><text:tab/>I can get some money </text:span><text:span text:style-name="T63">from</text:span><text:span text:style-name="T55"> a bank!</text:span></text:p>
      <text:p text:style-name="P31"><text:span text:style-name="T55">What can you do in</text:span> Rio de Janeiro?</text:p>
      <text:p text:style-name="P31"><text:span text:style-name="T55"><text:tab/>I can go to the beach in Rio de Janeiro!</text:span></text:p>
      <text:p text:style-name="P32"><text:span text:style-name="T55">What can you do in a </text:span><text:span text:style-name="T56">park</text:span><text:span text:style-name="T55">?</text:span></text:p>
      <text:p text:style-name="P32"><text:span text:style-name="T55"><text:tab/>I </text:span><text:span text:style-name="T56">can have a good time in a park!</text:span></text:p>
      <text:p text:style-name="P32"><text:span text:style-name="T55">What can you do in </text:span><text:span text:style-name="T56">a hospital?</text:span></text:p>
      <text:p text:style-name="P32"><text:tab/><text:span text:style-name="T56">I can go through a surgery in a </text:span>hospital!</text:p>
      <text:p text:style-name="P32"><text:span text:style-name="T55">What can you do in </text:span>a <text:span text:style-name="T56">bed</text:span>?</text:p>
      <text:p text:style-name="P32"><text:tab/><text:span text:style-name="T56">I can sleep in a</text:span> bed!</text:p>
      <text:p text:style-name="P22">What can you do at night?</text:p>
      <text:p text:style-name="P33"><text:tab/><text:span text:style-name="T57">I can sleep and dream at night!</text:span></text:p>
      <text:p text:style-name="P33"><text:span text:style-name="T57">What can you do a</text:span>t the seaside?</text:p>
      <text:p text:style-name="P33"><text:tab/><text:span text:style-name="T57">I can enjoy the sea at the </text:span><text:span text:style-name="T57"><office:annotation office:name="__Annotation__947_854004579" loext:resolved="false"><dc:creator>E G</dc:creator><dc:date>2022-11-13T17:36:59.898000000</dc:date><meta:creator-initials>EG</meta:creator-initials><text:p text:style-name="P37"><text:span text:style-name="T67">Beira-mar, litoral, costa </text:span></text:p></office:annotation></text:span><text:span text:style-name="T57">seaside</text:span><office:annotation-end office:name="__Annotation__947_854004579"/><text:span text:style-name="T57">!</text:span></text:p>
      <text:p text:style-name="P33"><text:span text:style-name="T57">What can you do a</text:span>t the church?</text:p>
      <text:p text:style-name="P33"><text:tab/><text:span text:style-name="T57">I can pray at the church!</text:span></text:p>
      <text:p text:style-name="P33"><text:span text:style-name="T57">What can you do at</text:span> a furniture <text:span text:style-name="T57">store?</text:span></text:p>
      <text:p text:style-name="P33"><text:span text:style-name="T57"><text:tab/>I can get furniture at a furniture shop!</text:span></text:p>
      <text:p text:style-name="P33"><text:span text:style-name="T57">What can you do a</text:span>t the police station?</text:p>
      <text:p text:style-name="P33"><text:tab/><text:span text:style-name="T57">I can report a crime at the police station!</text:span></text:p>
      <text:p text:style-name="P33"><text:span text:style-name="T57">What can you do a</text:span>t an airport?</text:p>
      <text:p text:style-name="P33"><text:tab/><text:span text:style-name="T57">I can fly abroad!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/>
    <style:font-face style:name="F" svg:font-family="" style:font-family-generic="swiss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1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1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199cm" fo:margin-left="2.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12T19:44:48.285000000</meta:creation-date>
    <dc:date>2022-11-13T17:59:32.665000000</dc:date>
    <dc:creator>E G</dc:creator>
    <meta:editing-duration>PT7H48M37S</meta:editing-duration>
    <meta:editing-cycles>77</meta:editing-cycles>
    <meta:generator>LibreOffice/7.3.4.2$Windows_X86_64 LibreOffice_project/728fec16bd5f605073805c3c9e7c4212a0120dc5</meta:generator>
    <meta:document-statistic meta:table-count="0" meta:image-count="0" meta:object-count="0" meta:page-count="5" meta:paragraph-count="261" meta:word-count="1771" meta:character-count="7678" meta:non-whitespace-character-count="5941"/>
  </office:meta>
</office:document-meta>
</file>